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053cm"/>
    </style:style>
    <style:style style:name="co4" style:family="table-column">
      <style:table-column-properties fo:break-before="auto" style:column-width="4.235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7.856cm"/>
    </style:style>
    <style:style style:name="co7" style:family="table-column">
      <style:table-column-properties fo:break-before="auto" style:column-width="4.927cm"/>
    </style:style>
    <style:style style:name="co8" style:family="table-column">
      <style:table-column-properties fo:break-before="auto" style:column-width="5.147cm"/>
    </style:style>
    <style:style style:name="co9" style:family="table-column">
      <style:table-column-properties fo:break-before="auto" style:column-width="4.69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00ff66"/>
    </style:style>
  </office:automatic-styles>
  <office:body>
    <office:spreadsheet>
      <table:table table:name="Render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2">
          <table:table-cell office:value-type="string" calcext:value-type="string">
            <text:p>W wątku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świetlenie (na razie vertexow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tem dodać lightmapy dla geometrii i tymczasowo wierchołkowe do obiektów</text:p>
          </table:table-cell>
        </table:table-row>
        <table:table-row table:style-name="ro1">
          <table:table-cell office:value-type="string" calcext:value-type="string">
            <text:p>Renderowanie entiti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Renderowanie lvl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kybox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" office:value-type="string" calcext:value-type="string">
            <text:p>Niezależne transformacje modeli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Do testów</text:p>
          </table:table-cell>
        </table:table-row>
        <table:table-row table:style-name="ro2">
          <table:table-cell office:value-type="string" calcext:value-type="string">
            <text:p>Ustalić jednostkę metr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dpowiednia płaszczyzna obcinan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ywalić gluPerspective</text:p>
          </table:table-cell>
        </table:table-row>
      </table:table>
      <table:table table:name="IO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Wątek klawiszy i mysz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bsługa we-wy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efiniowanie klawiszy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evele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</table:table-row>
        <table:table-row table:style-name="ro2">
          <table:table-cell office:value-type="string" calcext:value-type="string">
            <text:p>Wczytywanie obiektów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Wczytywanie geometri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onwerter md2 na lv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alowanie md2 w xm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ługa typów entities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ogika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t obiektu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ities oświetleni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bryka tekstur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abryka modeli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albo jakoś inaczej – scalenie</text:p>
          </table:table-cell>
          <table:table-cell office:value-type="string" calcext:value-type="string">
            <text:p>world, bo objectEntity – model</text:p>
          </table:table-cell>
        </table:table-row>
        <table:table-row table:style-name="ro1">
          <table:table-cell office:value-type="string" calcext:value-type="string">
            <text:p>Przenieść czysczenie do metody z destrukto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 samo dla world</text:p>
          </table:table-cell>
          <table:table-cell/>
        </table:table-row>
        <table:table-row table:style-name="ro2">
          <table:table-cell office:value-type="string" calcext:value-type="string">
            <text:p>Wykrywanie kolizji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Inne" table:style-name="ta1"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Integracja z pythone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Konwersja z m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opcja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17:46:36.338000000</meta:creation-date>
    <meta:generator>LibreOffice/4.1.2.3$Windows_x86 LibreOffice_project/40b2d7fde7e8d2d7bc5a449dc65df4d08a7dd38</meta:generator>
    <dc:date>2014-08-06T17:10:10.555000000</dc:date>
    <meta:editing-duration>PT23H16M19S</meta:editing-duration>
    <meta:editing-cycles>8</meta:editing-cycles>
    <meta:document-statistic meta:table-count="5" meta:cell-count="65" meta:object-count="0"/>
  </office:meta>
</office:document-meta>
</file>